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a890" officeooo:paragraph-rsid="0014a890"/>
    </style:style>
    <style:style style:name="P2" style:family="paragraph" style:parent-style-name="Standard">
      <style:text-properties officeooo:rsid="0016e8db" officeooo:paragraph-rsid="0016e8db"/>
    </style:style>
    <style:style style:name="P3" style:family="paragraph" style:parent-style-name="Standard">
      <style:text-properties officeooo:rsid="00186e91" officeooo:paragraph-rsid="00186e91"/>
    </style:style>
    <style:style style:name="P4" style:family="paragraph" style:parent-style-name="Standard">
      <style:text-properties officeooo:rsid="001ab797" officeooo:paragraph-rsid="001ab797"/>
    </style:style>
    <style:style style:name="P5" style:family="paragraph" style:parent-style-name="Standard">
      <style:text-properties officeooo:rsid="001ae73e" officeooo:paragraph-rsid="001ae73e"/>
    </style:style>
    <style:style style:name="P6" style:family="paragraph" style:parent-style-name="Standard">
      <style:text-properties officeooo:rsid="001ca6d4" officeooo:paragraph-rsid="001ca6d4"/>
    </style:style>
    <style:style style:name="P7" style:family="paragraph" style:parent-style-name="Standard">
      <style:text-properties officeooo:paragraph-rsid="001ae73e"/>
    </style:style>
    <style:style style:name="P8" style:family="paragraph" style:parent-style-name="Standard">
      <style:text-properties officeooo:rsid="0021c560" officeooo:paragraph-rsid="0021c560"/>
    </style:style>
    <style:style style:name="P9" style:family="paragraph" style:parent-style-name="Standard">
      <style:text-properties officeooo:rsid="0023790b" officeooo:paragraph-rsid="0023790b"/>
    </style:style>
    <style:style style:name="P10" style:family="paragraph" style:parent-style-name="Standard">
      <style:text-properties officeooo:rsid="0025af36" officeooo:paragraph-rsid="0025af36"/>
    </style:style>
    <style:style style:name="P11" style:family="paragraph" style:parent-style-name="Standard">
      <style:text-properties officeooo:rsid="00281eb3" officeooo:paragraph-rsid="00281eb3"/>
    </style:style>
    <style:style style:name="P12" style:family="paragraph" style:parent-style-name="Standard">
      <style:text-properties officeooo:rsid="00297db1" officeooo:paragraph-rsid="00297db1"/>
    </style:style>
    <style:style style:name="P13" style:family="paragraph" style:parent-style-name="Standard">
      <style:text-properties officeooo:rsid="002a50cf" officeooo:paragraph-rsid="002a50cf"/>
    </style:style>
    <style:style style:name="P14" style:family="paragraph" style:parent-style-name="Standard">
      <style:text-properties officeooo:rsid="002baffb" officeooo:paragraph-rsid="002baffb"/>
    </style:style>
    <style:style style:name="P15" style:family="paragraph" style:parent-style-name="Standard">
      <style:text-properties officeooo:rsid="002c8ccb" officeooo:paragraph-rsid="002c8ccb"/>
    </style:style>
    <style:style style:name="P16" style:family="paragraph" style:parent-style-name="Standard">
      <style:text-properties officeooo:rsid="002d5ded" officeooo:paragraph-rsid="002d5ded"/>
    </style:style>
    <style:style style:name="P17" style:family="paragraph" style:parent-style-name="Standard">
      <style:text-properties officeooo:rsid="002f4dd4" officeooo:paragraph-rsid="002f4dd4"/>
    </style:style>
    <style:style style:name="P18" style:family="paragraph" style:parent-style-name="Standard">
      <style:text-properties officeooo:rsid="003097b2" officeooo:paragraph-rsid="003097b2"/>
    </style:style>
    <style:style style:name="P19" style:family="paragraph" style:parent-style-name="Standard">
      <style:text-properties officeooo:rsid="00318f96" officeooo:paragraph-rsid="00318f96"/>
    </style:style>
    <style:style style:name="P20" style:family="paragraph" style:parent-style-name="Standard">
      <style:text-properties officeooo:rsid="0032b9a3" officeooo:paragraph-rsid="0032b9a3"/>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text-properties officeooo:rsid="001f6db7" officeooo:paragraph-rsid="001f6db7"/>
    </style:style>
    <style:style style:name="P25" style:family="paragraph" style:parent-style-name="Text_20_body">
      <style:text-properties officeooo:rsid="001ff450" officeooo:paragraph-rsid="001ff450"/>
    </style:style>
    <style:style style:name="P26" style:family="paragraph" style:parent-style-name="Text_20_body" style:list-style-name="L4"/>
    <style:style style:name="P27" style:family="paragraph" style:parent-style-name="Text_20_body">
      <style:text-properties officeooo:rsid="0022329e" officeooo:paragraph-rsid="0022329e"/>
    </style:style>
    <style:style style:name="P28" style:family="paragraph" style:parent-style-name="Text_20_body" style:list-style-name="L5"/>
    <style:style style:name="P29" style:family="paragraph" style:parent-style-name="Text_20_body" style:list-style-name="L6"/>
    <style:style style:name="P30" style:family="paragraph" style:parent-style-name="Text_20_body" style:list-style-name="L7"/>
    <style:style style:name="P31" style:family="paragraph" style:parent-style-name="Text_20_body" style:list-style-name="L8"/>
    <style:style style:name="P32" style:family="paragraph" style:parent-style-name="Text_20_body" style:list-style-name="L9"/>
    <style:style style:name="P33" style:family="paragraph" style:parent-style-name="Text_20_body" style:list-style-name="L10"/>
    <style:style style:name="P34" style:family="paragraph" style:parent-style-name="Text_20_body" style:list-style-name="L11"/>
    <style:style style:name="P35" style:family="paragraph" style:parent-style-name="Text_20_body" style:list-style-name="L1">
      <style:paragraph-properties fo:margin-top="0cm" fo:margin-bottom="0cm" loext:contextual-spacing="false"/>
    </style:style>
    <style:style style:name="P36" style:family="paragraph" style:parent-style-name="Text_20_body" style:list-style-name="L2">
      <style:paragraph-properties fo:margin-top="0cm" fo:margin-bottom="0cm" loext:contextual-spacing="false"/>
    </style:style>
    <style:style style:name="P37" style:family="paragraph" style:parent-style-name="Text_20_body" style:list-style-name="L3">
      <style:paragraph-properties fo:margin-top="0cm" fo:margin-bottom="0cm" loext:contextual-spacing="false"/>
    </style:style>
    <style:style style:name="P38" style:family="paragraph" style:parent-style-name="Text_20_body" style:list-style-name="L4">
      <style:paragraph-properties fo:margin-top="0cm" fo:margin-bottom="0cm" loext:contextual-spacing="false"/>
    </style:style>
    <style:style style:name="P39" style:family="paragraph" style:parent-style-name="Text_20_body" style:list-style-name="L5">
      <style:paragraph-properties fo:margin-top="0cm" fo:margin-bottom="0cm" loext:contextual-spacing="false"/>
    </style:style>
    <style:style style:name="P40" style:family="paragraph" style:parent-style-name="Text_20_body" style:list-style-name="L6">
      <style:paragraph-properties fo:margin-top="0cm" fo:margin-bottom="0cm" loext:contextual-spacing="false"/>
    </style:style>
    <style:style style:name="P41" style:family="paragraph" style:parent-style-name="Text_20_body" style:list-style-name="L7">
      <style:paragraph-properties fo:margin-top="0cm" fo:margin-bottom="0cm" loext:contextual-spacing="false"/>
    </style:style>
    <style:style style:name="P42" style:family="paragraph" style:parent-style-name="Text_20_body" style:list-style-name="L8">
      <style:paragraph-properties fo:margin-top="0cm" fo:margin-bottom="0cm" loext:contextual-spacing="false"/>
    </style:style>
    <style:style style:name="P43" style:family="paragraph" style:parent-style-name="Text_20_body" style:list-style-name="L9">
      <style:paragraph-properties fo:margin-top="0cm" fo:margin-bottom="0cm" loext:contextual-spacing="false"/>
    </style:style>
    <style:style style:name="P44" style:family="paragraph" style:parent-style-name="Text_20_body" style:list-style-name="L10">
      <style:paragraph-properties fo:margin-top="0cm" fo:margin-bottom="0cm" loext:contextual-spacing="false"/>
    </style:style>
    <style:style style:name="P45" style:family="paragraph" style:parent-style-name="Text_20_body" style:list-style-name="L11">
      <style:paragraph-properties fo:margin-top="0cm" fo:margin-bottom="0cm" loext:contextual-spacing="false"/>
    </style:style>
    <style:style style:name="P46" style:family="paragraph" style:parent-style-name="Heading_20_1">
      <style:text-properties officeooo:rsid="00186e91" officeooo:paragraph-rsid="00186e91"/>
    </style:style>
    <style:style style:name="P47" style:family="paragraph" style:parent-style-name="Heading_20_1">
      <style:text-properties officeooo:rsid="001ca6d4" officeooo:paragraph-rsid="001ca6d4"/>
    </style:style>
    <style:style style:name="P48" style:family="paragraph" style:parent-style-name="Heading_20_1">
      <style:text-properties officeooo:rsid="001ff450" officeooo:paragraph-rsid="001ff450"/>
    </style:style>
    <style:style style:name="P49" style:family="paragraph" style:parent-style-name="Heading_20_1">
      <style:text-properties officeooo:rsid="0023790b" officeooo:paragraph-rsid="0023790b"/>
    </style:style>
    <style:style style:name="P50" style:family="paragraph" style:parent-style-name="Heading_20_1">
      <style:text-properties officeooo:rsid="00281eb3" officeooo:paragraph-rsid="00281eb3"/>
    </style:style>
    <style:style style:name="P51" style:family="paragraph" style:parent-style-name="Heading_20_1">
      <style:text-properties officeooo:rsid="002a50cf" officeooo:paragraph-rsid="002a50cf"/>
    </style:style>
    <style:style style:name="P52" style:family="paragraph" style:parent-style-name="Heading_20_1">
      <style:text-properties officeooo:rsid="002d5ded" officeooo:paragraph-rsid="002d5ded"/>
    </style:style>
    <style:style style:name="P53" style:family="paragraph" style:parent-style-name="Heading_20_1">
      <style:text-properties officeooo:rsid="003097b2" officeooo:paragraph-rsid="003097b2"/>
    </style:style>
    <style:style style:name="P54" style:family="paragraph" style:parent-style-name="Heading_20_1">
      <style:text-properties officeooo:rsid="00318f96" officeooo:paragraph-rsid="00318f96"/>
    </style:style>
    <style:style style:name="T1" style:family="text">
      <style:text-properties officeooo:rsid="00141e53"/>
    </style:style>
    <style:style style:name="T2" style:family="text">
      <style:text-properties officeooo:rsid="001ae73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span text:style-name="T1">MACHINE LEARNING_3 DATACAMP</text:span></text:p>
      <text:p text:style-name="Standard"/>
      <text:h text:style-name="Heading_20_1" text:outline-level="1">Instantiate pipeline</text:h>
      <text:p text:style-name="Text_20_body">In order to make your life easier as you start to work with all of the data in your original DataFrame, <text:span text:style-name="Source_20_Text">df</text:span>, it's time to turn to one of scikit-learn's most useful objects: the <text:span text:style-name="Source_20_Text">Pipeline</text:span>.</text:p>
      <text:p text:style-name="Text_20_body">For the next few exercises, you'll reacquaint yourself with pipelines and train a classifier on some synthetic (sample) data of multiple datatypes before using the same techniques on the main dataset.</text:p>
      <text:p text:style-name="Text_20_body">The sample data is stored in the DataFrame, <text:span text:style-name="Source_20_Text">sample_df</text:span>, which has three kinds of feature data: numeric, text, and numeric with missing values. It also has a label column with two classes, <text:span text:style-name="Source_20_Text">a</text:span> and <text:span text:style-name="Source_20_Text">b</text:span>.</text:p>
      <text:p text:style-name="Text_20_body">In this exercise, your job is to instantiate a pipeline that trains using the <text:span text:style-name="Source_20_Text">numeric</text:span> column of the sample data.</text:p>
      <text:h text:style-name="Heading_20_5" text:outline-level="5">Instructions</text:h>
      <text:p text:style-name="Text_20_body">100xp</text:p>
      <text:list xml:id="list714605008135857759" text:style-name="L1">
        <text:list-item>
          <text:p text:style-name="P35">Import <text:span text:style-name="Source_20_Text">Pipeline</text:span> from <text:span text:style-name="Source_20_Text">sklearn.pipeline</text:span>. </text:p>
        </text:list-item>
        <text:list-item>
          <text:p text:style-name="P35">Create training and test sets using the numeric data only. Do this by specifying <text:span text:style-name="Source_20_Text">sample_df[['numeric']]</text:span> in <text:span text:style-name="Source_20_Text">train_test_split()</text:span>. </text:p>
        </text:list-item>
        <text:list-item>
          <text:p text:style-name="P35">Instantiate a pipeline as <text:span text:style-name="Source_20_Text">pl</text:span> by adding the classifier step. Use a name of <text:span text:style-name="Source_20_Text">'clf'</text:span> and the same classifier from Chapter 2: <text:span text:style-name="Source_20_Text">OneVsRestClassifier(LogisticRegression())</text:span>. </text:p>
        </text:list-item>
        <text:list-item>
          <text:p text:style-name="P21">Fit your pipeline to the training data and compute its accuracy to see it in action! Since this is toy data, you'll use the default scoring method for now. In the next chapter, you'll return to log loss scoring. </text:p>
        </text:list-item>
      </text:list>
      <text:p text:style-name="P1">SOLUTION:</text:p>
      <text:p text:style-name="P2"># Import Pipeline</text:p>
      <text:p text:style-name="P2">from sklearn.pipeline import Pipeline</text:p>
      <text:p text:style-name="P2"/>
      <text:p text:style-name="P2"># Import other necessary modules</text:p>
      <text:p text:style-name="P2">from sklearn.model_selection import train_test_split</text:p>
      <text:p text:style-name="P2">from sklearn.linear_model import LogisticRegression</text:p>
      <text:p text:style-name="P2">from sklearn.multiclass import OneVsRestClassifier</text:p>
      <text:p text:style-name="P2"/>
      <text:p text:style-name="P2"># Split and select numeric data only, no nans </text:p>
      <text:p text:style-name="P2">X_train, X_test, y_train, y_test = train_test_split(sample_df[['numeric']],</text:p>
      <text:p text:style-name="P2"><text:s text:c="52"/>pd.get_dummies(sample_df['label']), </text:p>
      <text:p text:style-name="P2"><text:s text:c="52"/>random_state=22)</text:p>
      <text:p text:style-name="P2"/>
      <text:p text:style-name="P2"># Instantiate Pipeline object: pl</text:p>
      <text:p text:style-name="P2">pl = Pipeline([</text:p>
      <text:p text:style-name="P2"><text:s text:c="8"/>('clf', OneVsRestClassifier(LogisticRegression()))</text:p>
      <text:p text:style-name="P2"><text:s text:c="4"/>])</text:p>
      <text:p text:style-name="P2"/>
      <text:p text:style-name="P2"><text:soft-page-break/># Fit the pipeline to the training data</text:p>
      <text:p text:style-name="P2">pl.fit(X_train, y_train)</text:p>
      <text:p text:style-name="P2"/>
      <text:p text:style-name="P2"># Compute and print accuracy</text:p>
      <text:p text:style-name="P2">accuracy = pl.score(X_test, y_test)</text:p>
      <text:p text:style-name="P2">print("\nAccuracy on sample data - numeric, no nans: ", accuracy)</text:p>
      <text:p text:style-name="P2"/>
      <text:p text:style-name="P3">&gt;&gt;&gt;&gt;&gt;&gt;&gt;&gt;&gt;&gt;</text:p>
      <text:h text:style-name="P46" text:outline-level="1">Preprocessing numeric features</text:h>
      <text:p text:style-name="Text_20_body">What would have happened if you had included the with <text:span text:style-name="Source_20_Text">'with_missing'</text:span> column in the last exercise? Without imputing missing values, the pipeline would <text:span text:style-name="Strong_20_Emphasis">not</text:span> be happy (try it and see). So, in this exercise you'll improve your pipeline a bit by using the <text:span text:style-name="Source_20_Text">Imputer()</text:span> imputation transformer from scikit-learn to fill in missing values in your sample data.</text:p>
      <text:p text:style-name="Text_20_body">By default, the <text:a xlink:type="simple" xlink:href="http://scikit-learn.org/stable/modules/generated/sklearn.preprocessing.Imputer.html" office:target-frame-name="_blank" xlink:show="new" text:style-name="Internet_20_link" text:visited-style-name="Visited_20_Internet_20_Link">imputer transformer</text:a> replaces NaNs with the mean value of the column. That's a good enough imputation strategy for the sample data, so you won't need to pass anything extra to the imputer. </text:p>
      <text:p text:style-name="Text_20_body">After importing the transformer, you will edit the steps list used in the previous exercise by inserting a <text:span text:style-name="Source_20_Text">(name, transform)</text:span> tuple. Recall that steps are processed sequentially, so make sure the new tuple encoding your <text:span text:style-name="Emphasis">preprocessing</text:span> step is put in the right place.</text:p>
      <text:p text:style-name="Text_20_body">The <text:span text:style-name="Source_20_Text">sample_df</text:span> is in the workspace, in case you'd like to take another look. Make sure to select <text:span text:style-name="Strong_20_Emphasis">both</text:span> numeric columns- in the previous exercise we couldn't use <text:span text:style-name="Source_20_Text">with_missing</text:span> because we had no preprocessing step!</text:p>
      <text:h text:style-name="Heading_20_5" text:outline-level="5">Instructions</text:h>
      <text:p text:style-name="Text_20_body">100xp</text:p>
      <text:list xml:id="list5214340287422225798" text:style-name="L2">
        <text:list-item>
          <text:p text:style-name="P36">Import <text:span text:style-name="Source_20_Text">Imputer</text:span> from <text:span text:style-name="Source_20_Text">sklearn.preprocessing</text:span>. </text:p>
        </text:list-item>
        <text:list-item>
          <text:p text:style-name="P36">Create training and test sets by selecting the correct subset of <text:span text:style-name="Source_20_Text">sample_df</text:span>: <text:span text:style-name="Source_20_Text">'numeric'</text:span> and <text:span text:style-name="Source_20_Text">'with_missing'</text:span>. </text:p>
        </text:list-item>
        <text:list-item>
          <text:p text:style-name="P36">Add the tuple <text:span text:style-name="Source_20_Text">('imp', Imputer())</text:span> to the correct position in the pipeline. <text:span text:style-name="Source_20_Text">Pipeline</text:span> processes steps sequentially, so the imputation step should come <text:span text:style-name="Emphasis">before</text:span> the classifier step. </text:p>
        </text:list-item>
        <text:list-item>
          <text:p text:style-name="P22">Complete the <text:span text:style-name="Source_20_Text">.fit()</text:span> and <text:span text:style-name="Source_20_Text">.score()</text:span> methods to fit the pipeline to the data and compute the accuracy. </text:p>
        </text:list-item>
      </text:list>
      <text:p text:style-name="P4">SOLUTIONS:</text:p>
      <text:p text:style-name="P5"># Import the Imputer object</text:p>
      <text:p text:style-name="P5">from sklearn.preprocessing import Imputer</text:p>
      <text:p text:style-name="P5"/>
      <text:p text:style-name="P5"># Create training and test sets using only numeric data</text:p>
      <text:p text:style-name="P5">X_train, X_test, y_train, y_test = train_test_split(sample_df[['numeric', 'with_missing']],</text:p>
      <text:p text:style-name="P5"><text:s text:c="52"/>pd.get_dummies(sample_df['label']), </text:p>
      <text:p text:style-name="P5"><text:s text:c="52"/>random_state=456)</text:p>
      <text:p text:style-name="P5"/>
      <text:p text:style-name="P5"># Insantiate Pipeline object: pl</text:p>
      <text:p text:style-name="P5"><text:soft-page-break/>pl = Pipeline([</text:p>
      <text:p text:style-name="P5"><text:s text:c="8"/>('imp', Imputer()),</text:p>
      <text:p text:style-name="P5"><text:s text:c="8"/>('clf', OneVsRestClassifier(LogisticRegression()))</text:p>
      <text:p text:style-name="P5"><text:s text:c="4"/>])</text:p>
      <text:p text:style-name="P5"/>
      <text:p text:style-name="P5"># Fit the pipeline to the training data</text:p>
      <text:p text:style-name="P5">pl.fit(X_train, y_train)</text:p>
      <text:p text:style-name="P5"/>
      <text:p text:style-name="P5"># Compute and print accuracy</text:p>
      <text:p text:style-name="P5">accuracy = pl.score(X_test, y_test)</text:p>
      <text:p text:style-name="P5">print("\nAccuracy on sample data - all numeric, incl nans: ", accuracy)</text:p>
      <text:p text:style-name="P5"/>
      <text:p text:style-name="P7"><text:span text:style-name="T2">**</text:span>Nice! Now you know how to use preprocessing in pipelines with numeric data, and it looks like the accuracy has improved because of it! Text data preprocessing is next!</text:p>
      <text:p text:style-name="P5"/>
      <text:p text:style-name="P6">&gt;&gt;&gt;&gt;&gt;&gt;&gt;&gt;&gt;&gt;&gt;&gt;&gt;&gt;&gt;&gt;</text:p>
      <text:h text:style-name="P47" text:outline-level="1">Preprocessing text features</text:h>
      <text:p text:style-name="Text_20_body">Here, you'll perform a similar preprocessing pipeline step, only this time you'll use the <text:span text:style-name="Source_20_Text">text</text:span> column from the sample data.</text:p>
      <text:p text:style-name="Text_20_body">To preprocess the text, you'll turn to <text:span text:style-name="Source_20_Text">CountVectorizer()</text:span> to generate a bag-of-words representation of the data, as in Chapter 2. Using the <text:a xlink:type="simple" xlink:href="http://scikit-learn.org/stable/modules/generated/sklearn.feature_extraction.text.CountVectorizer.html" office:target-frame-name="_blank" xlink:show="new" text:style-name="Internet_20_link" text:visited-style-name="Visited_20_Internet_20_Link">default</text:a> arguments, add a <text:span text:style-name="Source_20_Text">(step, transform)</text:span> tuple to the steps list in your pipeline.</text:p>
      <text:p text:style-name="Text_20_body">Make sure you select only the text column for splitting your training and test sets.</text:p>
      <text:p text:style-name="Text_20_body">As usual, your <text:span text:style-name="Source_20_Text">sample_df</text:span> is ready and waiting in the workspace.</text:p>
      <text:h text:style-name="Heading_20_5" text:outline-level="5">Instructions</text:h>
      <text:p text:style-name="Text_20_body">100xp</text:p>
      <text:h text:style-name="Heading_20_5" text:outline-level="5">Instructions</text:h>
      <text:p text:style-name="Text_20_body">100xp</text:p>
      <text:list xml:id="list1203918260669212234" text:style-name="L3">
        <text:list-item>
          <text:p text:style-name="P37">Import <text:span text:style-name="Source_20_Text">CountVectorizer</text:span> from <text:span text:style-name="Source_20_Text">sklearn.feature_extraction.text</text:span>. </text:p>
        </text:list-item>
        <text:list-item>
          <text:p text:style-name="P37">Create training and test sets by selecting the correct subset of <text:span text:style-name="Source_20_Text">sample_df</text:span>: <text:span text:style-name="Source_20_Text">'text'</text:span>. </text:p>
        </text:list-item>
        <text:list-item>
          <text:p text:style-name="P37">Add the <text:span text:style-name="Source_20_Text">'CountVectorizer'</text:span> step (with the name <text:span text:style-name="Source_20_Text">'vec'</text:span>) to the correct position in the pipeline. </text:p>
        </text:list-item>
        <text:list-item>
          <text:p text:style-name="P23">Fit the pipeline to the training data and compute its accuracy. </text:p>
        </text:list-item>
      </text:list>
      <text:p text:style-name="P24">SOLUTION:</text:p>
      <text:p text:style-name="P24"># Import the CountVectorizer</text:p>
      <text:p text:style-name="P24">from sklearn.feature_extraction.text import CountVectorizer</text:p>
      <text:p text:style-name="P24"/>
      <text:p text:style-name="P24"># Split out only the text data</text:p>
      <text:p text:style-name="P24"><text:soft-page-break/>X_train, X_test, y_train, y_test = train_test_split(sample_df['text'],</text:p>
      <text:p text:style-name="P24"><text:s text:c="52"/>pd.get_dummies(sample_df['label']), </text:p>
      <text:p text:style-name="P24"><text:s text:c="52"/>random_state=456)</text:p>
      <text:p text:style-name="P24"/>
      <text:p text:style-name="P24"># Instantiate Pipeline object: pl</text:p>
      <text:p text:style-name="P24">pl = Pipeline([</text:p>
      <text:p text:style-name="P24"><text:s text:c="8"/>('vec', CountVectorizer()),</text:p>
      <text:p text:style-name="P24"><text:s text:c="8"/>('clf', OneVsRestClassifier(LogisticRegression()))</text:p>
      <text:p text:style-name="P24"><text:s text:c="4"/>])</text:p>
      <text:p text:style-name="P24"/>
      <text:p text:style-name="P24"># Fit to the training data</text:p>
      <text:p text:style-name="P24">pl.fit(X_train, y_train)</text:p>
      <text:p text:style-name="P24"/>
      <text:p text:style-name="P24"># Compute and print accuracy</text:p>
      <text:p text:style-name="P24">accuracy = pl.score(X_test, y_test)</text:p>
      <text:p text:style-name="P24">print("\nAccuracy on sample data - just text data: ", accuracy)</text:p>
      <text:p text:style-name="P24"/>
      <text:p text:style-name="P24"/>
      <text:p text:style-name="P25">&gt;&gt;&gt;&gt;&gt;&gt;&gt;&gt;&gt;&gt;&gt;&gt;&gt;&gt;&gt;..</text:p>
      <text:h text:style-name="P48" text:outline-level="1">Multiple types of processing: FunctionTransformer</text:h>
      <text:p text:style-name="Text_20_body">The next two exercises will introduce new topics you'll need to make your pipeline truly excel. </text:p>
      <text:p text:style-name="Text_20_body">Any step in the pipeline <text:span text:style-name="Emphasis">must</text:span> be an object that implements the <text:span text:style-name="Source_20_Text">fit</text:span> and <text:span text:style-name="Source_20_Text">transform</text:span> methods. The <text:a xlink:type="simple" xlink:href="http://scikit-learn.org/stable/modules/generated/sklearn.preprocessing.FunctionTransformer.html" office:target-frame-name="_blank" xlink:show="new" text:style-name="Internet_20_link" text:visited-style-name="Visited_20_Internet_20_Link"><text:span text:style-name="Source_20_Text">FunctionTransformer</text:span></text:a> creates an object with these methods out of any Python function that you pass to it. We'll use it to help select subsets of data in a way that plays nicely with pipelines.</text:p>
      <text:p text:style-name="Text_20_body">You are working with numeric data that needs imputation, and text data that needs to be converted into a bag-of-words. You'll create functions that separate the text from the numeric variables and see how the <text:span text:style-name="Source_20_Text">.fit()</text:span> and <text:span text:style-name="Source_20_Text">.transform()</text:span> methods work.</text:p>
      <text:h text:style-name="Heading_20_5" text:outline-level="5">Instructions</text:h>
      <text:p text:style-name="Text_20_body">100xp</text:p>
      <text:list xml:id="list8849316878041284222" text:style-name="L4">
        <text:list-item>
          <text:p text:style-name="P38"><text:soft-page-break/>Compute the selector <text:span text:style-name="Source_20_Text">get_text_data</text:span> by using a lambda function and <text:span text:style-name="Source_20_Text">FunctionTransformer()</text:span> to obtain all <text:span text:style-name="Source_20_Text">'text'</text:span> columns. </text:p>
        </text:list-item>
        <text:list-item>
          <text:p text:style-name="P38">Compute the selector <text:span text:style-name="Source_20_Text">get_numeric_data</text:span> by using a lambda function and <text:span text:style-name="Source_20_Text">FunctionTransformer()</text:span> to obtain all the numeric columns (including missing data). These are <text:span text:style-name="Source_20_Text">'numeric'</text:span> and <text:span text:style-name="Source_20_Text">'with_missing'</text:span>. </text:p>
        </text:list-item>
        <text:list-item>
          <text:p text:style-name="P38">Fit and transform <text:span text:style-name="Source_20_Text">get_text_data</text:span> using the <text:span text:style-name="Source_20_Text">.fit_transform()</text:span> method with <text:span text:style-name="Source_20_Text">sample_df</text:span> as the argument. </text:p>
        </text:list-item>
        <text:list-item>
          <text:p text:style-name="P26">Fit and transform <text:span text:style-name="Source_20_Text">get_numeric_data</text:span> using the same approach as above. </text:p>
        </text:list-item>
      </text:list>
      <text:p text:style-name="P27">SOLUTION:</text:p>
      <text:p text:style-name="P8"># Import FunctionTransformer</text:p>
      <text:p text:style-name="P8">from sklearn.preprocessing import FunctionTransformer</text:p>
      <text:p text:style-name="P8"/>
      <text:p text:style-name="P8"># Obtain the text data: get_text_data</text:p>
      <text:p text:style-name="P8">get_text_data = FunctionTransformer(lambda x: x['text'], validate=False)</text:p>
      <text:p text:style-name="P8"/>
      <text:p text:style-name="P8"># Obtain the numeric data: get_numeric_data</text:p>
      <text:p text:style-name="P8">get_numeric_data = FunctionTransformer(lambda x: x[['numeric', 'with_missing']], validate=False)</text:p>
      <text:p text:style-name="P8"/>
      <text:p text:style-name="P8"># Fit and transform the text data: just_text_data</text:p>
      <text:p text:style-name="P8">just_text_data = get_text_data.fit_transform(sample_df)</text:p>
      <text:p text:style-name="P8"/>
      <text:p text:style-name="P8"># Fit and transform the numeric data: just_numeric_data</text:p>
      <text:p text:style-name="P8">just_numeric_data = get_numeric_data.fit_transform(sample_df)</text:p>
      <text:p text:style-name="P8"/>
      <text:p text:style-name="P8"># Print head to check results</text:p>
      <text:p text:style-name="P8">print('Text Data')</text:p>
      <text:p text:style-name="P8">print(just_text_data.head())</text:p>
      <text:p text:style-name="P8">print('\nNumeric Data')</text:p>
      <text:p text:style-name="P8">print(just_numeric_data.head())</text:p>
      <text:p text:style-name="P8"/>
      <text:p text:style-name="P9">&gt;&gt;&gt;&gt;&gt;&gt;&gt;&gt;&gt;&gt;&gt;&gt;...</text:p>
      <text:h text:style-name="P49" text:outline-level="1">Preprocessing text features</text:h>
      <text:p text:style-name="Text_20_body">Here, you'll perform a similar preprocessing pipeline step, only this time you'll use the <text:span text:style-name="Source_20_Text">text</text:span> column from the sample data.</text:p>
      <text:p text:style-name="Text_20_body">To preprocess the text, you'll turn to <text:span text:style-name="Source_20_Text">CountVectorizer()</text:span> to generate a bag-of-words representation of the data, as in Chapter 2. Using the <text:a xlink:type="simple" xlink:href="http://scikit-learn.org/stable/modules/generated/sklearn.feature_extraction.text.CountVectorizer.html" office:target-frame-name="_blank" xlink:show="new" text:style-name="Internet_20_link" text:visited-style-name="Visited_20_Internet_20_Link">default</text:a> arguments, add a <text:span text:style-name="Source_20_Text">(step, transform)</text:span> tuple to the steps list in your pipeline.</text:p>
      <text:p text:style-name="Text_20_body">Make sure you select only the text column for splitting your training and test sets.</text:p>
      <text:p text:style-name="Text_20_body">As usual, your <text:span text:style-name="Source_20_Text">sample_df</text:span> is ready and waiting in the workspace.</text:p>
      <text:h text:style-name="Heading_20_5" text:outline-level="5">Instructions</text:h>
      <text:p text:style-name="Text_20_body">100xp</text:p>
      <text:list xml:id="list7889183591389297413" text:style-name="L5">
        <text:list-item>
          <text:p text:style-name="P39"><text:soft-page-break/>Import <text:span text:style-name="Source_20_Text">CountVectorizer</text:span> from <text:span text:style-name="Source_20_Text">sklearn.feature_extraction.text</text:span>. </text:p>
        </text:list-item>
        <text:list-item>
          <text:p text:style-name="P39">Create training and test sets by selecting the correct subset of <text:span text:style-name="Source_20_Text">sample_df</text:span>: <text:span text:style-name="Source_20_Text">'text'</text:span>. </text:p>
        </text:list-item>
        <text:list-item>
          <text:p text:style-name="P28">Add the <text:span text:style-name="Source_20_Text">'CountVectorizer'</text:span> step (with the name <text:span text:style-name="Source_20_Text">'vec'</text:span>) to the correct position in the pipeline.</text:p>
        </text:list-item>
      </text:list>
      <text:p text:style-name="P10">SOLUTIONS:</text:p>
      <text:p text:style-name="P10"># Import the CountVectorizer</text:p>
      <text:p text:style-name="P10">from sklearn.feature_extraction.text import CountVectorizer</text:p>
      <text:p text:style-name="P10"/>
      <text:p text:style-name="P10"># Split out only the text data</text:p>
      <text:p text:style-name="P10">X_train, X_test, y_train, y_test = train_test_split(sample_df['text'],</text:p>
      <text:p text:style-name="P10"><text:s text:c="52"/>pd.get_dummies(sample_df['label']), </text:p>
      <text:p text:style-name="P10"><text:s text:c="52"/>random_state=456)</text:p>
      <text:p text:style-name="P10"/>
      <text:p text:style-name="P10"># Instantiate Pipeline object: pl</text:p>
      <text:p text:style-name="P10">pl = Pipeline([</text:p>
      <text:p text:style-name="P10"><text:s text:c="8"/>('vec', CountVectorizer()),</text:p>
      <text:p text:style-name="P10"><text:s text:c="8"/>('clf', OneVsRestClassifier(LogisticRegression()))</text:p>
      <text:p text:style-name="P10"><text:s text:c="4"/>])</text:p>
      <text:p text:style-name="P10"/>
      <text:p text:style-name="P10"># Fit to the training data</text:p>
      <text:p text:style-name="P10">pl.fit(X_train, y_train)</text:p>
      <text:p text:style-name="P10"/>
      <text:p text:style-name="P10"># Compute and print accuracy</text:p>
      <text:p text:style-name="P10">accuracy = pl.score(X_test, y_test)</text:p>
      <text:p text:style-name="P10">print("\nAccuracy on sample data - just text data: ", accuracy)</text:p>
      <text:p text:style-name="P10"/>
      <text:p text:style-name="P10"/>
      <text:p text:style-name="P11">&gt;&gt;&gt;&gt;&gt;&gt;&gt;&gt;&gt;&gt;&gt;&gt;&gt;&gt;&gt;&gt;&gt;&gt;&gt;&gt;&gt;&gt;</text:p>
      <text:h text:style-name="P50" text:outline-level="1">Multiple types of processing: FeatureUnion</text:h>
      <text:p text:style-name="Text_20_body">Now that you can separate text and numeric data in your pipeline, you're ready to perform separate steps on each by nesting pipelines and using <text:span text:style-name="Source_20_Text">FeatureUnion()</text:span>.</text:p>
      <text:p text:style-name="Text_20_body">These tools will allow you to streamline all preprocessing steps for your model, even when multiple datatypes are involved. Here, for example, you don't want to impute our text data, and you don't want to create a bag-of-words with our numeric data. Instead, you want to deal with these separately and then join the results together using <text:span text:style-name="Source_20_Text">FeatureUnion()</text:span>.</text:p>
      <text:p text:style-name="Text_20_body">In the end, you'll still have only two high-level steps in your pipeline: preprocessing and model instantiation. The difference is that the first preprocessing step actually consists of a pipeline for numeric data and a pipeline for text data. The results of those pipelines are joined using <text:span text:style-name="Source_20_Text">FeatureUnion()</text:span>.</text:p>
      <text:h text:style-name="Heading_20_5" text:outline-level="5">Instructions</text:h>
      <text:p text:style-name="Text_20_body">100xp</text:p>
      <text:list xml:id="list8769392115434673435" text:style-name="L6">
        <text:list-item>
          <text:p text:style-name="P40">In the <text:span text:style-name="Source_20_Text">process_and_join_features</text:span>:</text:p>
          <text:list>
            <text:list-item>
              <text:p text:style-name="P40"><text:soft-page-break/>Add the steps <text:span text:style-name="Source_20_Text">('selector', get_numeric_data)</text:span> and <text:span text:style-name="Source_20_Text">('imputer', Imputer())</text:span> to the <text:span text:style-name="Source_20_Text">'numeric_features'</text:span> preprocessing step. </text:p>
            </text:list-item>
            <text:list-item>
              <text:p text:style-name="P40">Add the equivalent steps for the <text:span text:style-name="Source_20_Text">text_features</text:span> preprocessing step. That is, use <text:span text:style-name="Source_20_Text">get_text_data</text:span> and a <text:span text:style-name="Source_20_Text">CountVectorizer</text:span> step with the name <text:span text:style-name="Source_20_Text">'vectorizer</text:span>.</text:p>
            </text:list-item>
          </text:list>
        </text:list-item>
        <text:list-item>
          <text:p text:style-name="P40">Add the transform step <text:span text:style-name="Source_20_Text">process_and_join_features</text:span> to <text:span text:style-name="Source_20_Text">'union'</text:span> in the main pipeline, <text:span text:style-name="Source_20_Text">pl</text:span>. </text:p>
        </text:list-item>
        <text:list-item>
          <text:p text:style-name="P29">Hit 'Submit Answer' to see the pipeline in action! </text:p>
        </text:list-item>
      </text:list>
      <text:p text:style-name="P12">SOLUTION:</text:p>
      <text:p text:style-name="P12"># Import FeatureUnion</text:p>
      <text:p text:style-name="P12">from sklearn.pipeline import FeatureUnion</text:p>
      <text:p text:style-name="P12"/>
      <text:p text:style-name="P12"># Split using ALL data in sample_df</text:p>
      <text:p text:style-name="P12">X_train, X_test, y_train, y_test = train_test_split(sample_df[['numeric', 'with_missing', 'text']],</text:p>
      <text:p text:style-name="P12"><text:s text:c="52"/>pd.get_dummies(sample_df['label']), </text:p>
      <text:p text:style-name="P12"><text:s text:c="52"/>random_state=22)</text:p>
      <text:p text:style-name="P12"/>
      <text:p text:style-name="P12"># Create a FeatureUnion with nested pipeline: process_and_join_features</text:p>
      <text:p text:style-name="P12">process_and_join_features = FeatureUnion(</text:p>
      <text:p text:style-name="P12"><text:s text:c="12"/>transformer_list = [</text:p>
      <text:p text:style-name="P12"><text:s text:c="16"/>('numeric_features', Pipeline([</text:p>
      <text:p text:style-name="P12"><text:s text:c="20"/>('selector', get_numeric_data),</text:p>
      <text:p text:style-name="P12"><text:s text:c="20"/>('imputer', Imputer())</text:p>
      <text:p text:style-name="P12"><text:s text:c="16"/>])),</text:p>
      <text:p text:style-name="P12"><text:s text:c="16"/>('text_features', Pipeline([</text:p>
      <text:p text:style-name="P12"><text:s text:c="20"/>('selector', get_text_data),</text:p>
      <text:p text:style-name="P12"><text:s text:c="20"/>('vectorizer', CountVectorizer())</text:p>
      <text:p text:style-name="P12"><text:s text:c="16"/>]))</text:p>
      <text:p text:style-name="P12"><text:s text:c="13"/>]</text:p>
      <text:p text:style-name="P12"><text:s text:c="8"/>)</text:p>
      <text:p text:style-name="P12"/>
      <text:p text:style-name="P12"># Instantiate nested pipeline: pl</text:p>
      <text:p text:style-name="P12">pl = Pipeline([</text:p>
      <text:p text:style-name="P12"><text:s text:c="8"/>('union', process_and_join_features),</text:p>
      <text:p text:style-name="P12"><text:s text:c="8"/>('clf', OneVsRestClassifier(LogisticRegression()))</text:p>
      <text:p text:style-name="P12"><text:s text:c="4"/>])</text:p>
      <text:p text:style-name="P12"/>
      <text:p text:style-name="P12"/>
      <text:p text:style-name="P12"># Fit pl to the training data</text:p>
      <text:p text:style-name="P12">pl.fit(X_train, y_train)</text:p>
      <text:p text:style-name="P12"/>
      <text:p text:style-name="P12"># Compute and print accuracy</text:p>
      <text:p text:style-name="P12">accuracy = pl.score(X_test, y_test)</text:p>
      <text:p text:style-name="P12">print("\nAccuracy on sample data - all data: ", accuracy)</text:p>
      <text:p text:style-name="P12"/>
      <text:p text:style-name="P13">&gt;&gt;&gt;&gt;&gt;&gt;&gt;&gt;&gt;&gt;&gt;&gt;&gt;</text:p>
      <text:h text:style-name="P51" text:outline-level="1"><text:soft-page-break/>Using FunctionTransformer on the main dataset</text:h>
      <text:p text:style-name="Text_20_body">In this exercise you're going to use <text:span text:style-name="Source_20_Text">FunctionTransformer</text:span> on the primary budget data, before instantiating a multiple-datatype pipeline in the next exercise.</text:p>
      <text:p text:style-name="Text_20_body">Recall from Chapter 2 that you used a custom function <text:span text:style-name="Source_20_Text">combine_text_columns</text:span> to select and properly format <text:span text:style-name="Strong_20_Emphasis">text data</text:span> for tokenization; it is loaded into the workspace and ready to be put to work in a function transformer!</text:p>
      <text:p text:style-name="Text_20_body">Concerning the <text:span text:style-name="Strong_20_Emphasis">numeric data</text:span>, you can use <text:span text:style-name="Source_20_Text">NUMERIC_COLUMNS</text:span>, preloaded as usual, to help design a subset-selecting lambda function.</text:p>
      <text:p text:style-name="Text_20_body">You're all finished with sample data. The original <text:span text:style-name="Source_20_Text">df</text:span> is back in the workspace, ready to use.</text:p>
      <text:h text:style-name="Heading_20_5" text:outline-level="5">Instructions</text:h>
      <text:p text:style-name="Text_20_body">100xp</text:p>
      <text:list xml:id="list55075052358823946" text:style-name="L7">
        <text:list-item>
          <text:p text:style-name="P41">Complete the call to <text:span text:style-name="Source_20_Text">multilabel_train_test_split()</text:span> by selecting <text:span text:style-name="Source_20_Text">df[NON_LABELS]</text:span>. </text:p>
        </text:list-item>
        <text:list-item>
          <text:p text:style-name="P41">Compute <text:span text:style-name="Source_20_Text">get_text_data</text:span> by using <text:span text:style-name="Source_20_Text">FunctionTransformer()</text:span> and passing in <text:span text:style-name="Source_20_Text">combine_text_columns</text:span>. Be sure to also specify <text:span text:style-name="Source_20_Text">validate=False</text:span>. </text:p>
        </text:list-item>
        <text:list-item>
          <text:p text:style-name="P30">Use <text:span text:style-name="Source_20_Text">FunctionTransformer()</text:span> to compute <text:span text:style-name="Source_20_Text">get_numeric_data</text:span>. In the lambda function, select out the <text:span text:style-name="Source_20_Text">NUMERIC_COLUMNS</text:span> of <text:span text:style-name="Source_20_Text">x</text:span>. Like you did when computing <text:span text:style-name="Source_20_Text">get_text_data</text:span>, also specify <text:span text:style-name="Source_20_Text">validate=False</text:span>. </text:p>
        </text:list-item>
      </text:list>
      <text:p text:style-name="P13"/>
      <text:p text:style-name="P14">SOLUTION::</text:p>
      <text:p text:style-name="P14"/>
      <text:p text:style-name="P15"># Import FunctionTransformer</text:p>
      <text:p text:style-name="P15">from sklearn.preprocessing import FunctionTransformer</text:p>
      <text:p text:style-name="P15"/>
      <text:p text:style-name="P15"># Get the dummy encoding of the labels</text:p>
      <text:p text:style-name="P15">dummy_labels = pd.get_dummies(df[LABELS])</text:p>
      <text:p text:style-name="P15"/>
      <text:p text:style-name="P15"># Get the columns that are features in the original df</text:p>
      <text:p text:style-name="P15">NON_LABELS = [c for c in df.columns if c not in LABELS]</text:p>
      <text:p text:style-name="P15"/>
      <text:p text:style-name="P15"># Split into training and test sets</text:p>
      <text:p text:style-name="P15">X_train, X_test, y_train, y_test = multilabel_train_test_split(df[NON_LABELS],</text:p>
      <text:p text:style-name="P15"><text:s text:c="63"/>dummy_labels,</text:p>
      <text:p text:style-name="P15"><text:s text:c="63"/>0.2, </text:p>
      <text:p text:style-name="P15"><text:s text:c="63"/>seed=123)</text:p>
      <text:p text:style-name="P15"/>
      <text:p text:style-name="P15"># Preprocess the text data: get_text_data</text:p>
      <text:p text:style-name="P15">get_text_data = FunctionTransformer(combine_text_columns, validate=False)</text:p>
      <text:p text:style-name="P15"/>
      <text:p text:style-name="P15"># Preprocess the numeric data: get_numeric_data</text:p>
      <text:p text:style-name="P15">get_numeric_data = FunctionTransformer(lambda x: x[NUMERIC_COLUMNS], validate=False)</text:p>
      <text:p text:style-name="P15"><text:soft-page-break/></text:p>
      <text:p text:style-name="P16">&gt;&gt;&gt;&gt;&gt;&gt;&gt;&gt;&gt;&gt;&gt;</text:p>
      <text:h text:style-name="P52" text:outline-level="1">Add a model to the pipeline</text:h>
      <text:p text:style-name="Text_20_body">You're about to take everything you've learned so far and implement it in a <text:span text:style-name="Source_20_Text">Pipeline</text:span> that works with the real, <text:a xlink:type="simple" xlink:href="https://www.drivendata.org/" office:target-frame-name="_blank" xlink:show="new" text:style-name="Internet_20_link" text:visited-style-name="Visited_20_Internet_20_Link">DrivenData</text:a> budget line item data you've been exploring.</text:p>
      <text:p text:style-name="Text_20_body"><text:span text:style-name="Strong_20_Emphasis">Surprise!</text:span> The structure of the pipeline is exactly the same as earlier in this chapter:</text:p>
      <text:list xml:id="list7385146757280877655" text:style-name="L8">
        <text:list-item>
          <text:p text:style-name="P42">the <text:span text:style-name="Strong_20_Emphasis">preprocessing step</text:span> uses <text:span text:style-name="Source_20_Text">FeatureUnion</text:span> to join the results of nested pipelines that each rely on <text:span text:style-name="Source_20_Text">FunctionTransformer</text:span> to select multiple datatypes </text:p>
        </text:list-item>
        <text:list-item>
          <text:p text:style-name="P31">the <text:span text:style-name="Strong_20_Emphasis">model step</text:span> stores the model object </text:p>
        </text:list-item>
      </text:list>
      <text:p text:style-name="Text_20_body">You can then call familiar methods like <text:span text:style-name="Source_20_Text">.fit()</text:span> and <text:span text:style-name="Source_20_Text">.score()</text:span> on the <text:span text:style-name="Source_20_Text">Pipeline</text:span> object <text:span text:style-name="Source_20_Text">pl</text:span>.</text:p>
      <text:h text:style-name="Heading_20_5" text:outline-level="5">Instructions</text:h>
      <text:p text:style-name="Text_20_body">100xp</text:p>
      <text:list xml:id="list1483333469229307893" text:style-name="L9">
        <text:list-item>
          <text:p text:style-name="P43">Complete the <text:span text:style-name="Source_20_Text">'numeric_features'</text:span> transform with the following steps:</text:p>
          <text:list>
            <text:list-item>
              <text:p text:style-name="P43"><text:span text:style-name="Source_20_Text">get_numeric_data</text:span>, with the name <text:span text:style-name="Source_20_Text">'selector'</text:span>. </text:p>
            </text:list-item>
            <text:list-item>
              <text:p text:style-name="P43"><text:span text:style-name="Source_20_Text">Imputer()</text:span>, with the name <text:span text:style-name="Source_20_Text">'imputer'</text:span>.</text:p>
            </text:list-item>
          </text:list>
        </text:list-item>
        <text:list-item>
          <text:p text:style-name="P43">Complete the <text:span text:style-name="Source_20_Text">'text_features'</text:span> transform with the following steps:</text:p>
          <text:list>
            <text:list-item>
              <text:p text:style-name="P43"><text:span text:style-name="Source_20_Text">get_text_data</text:span>, with the name <text:span text:style-name="Source_20_Text">'selector'</text:span>. </text:p>
            </text:list-item>
            <text:list-item>
              <text:p text:style-name="P43"><text:span text:style-name="Source_20_Text">CountVectorizer()</text:span>, with the name <text:span text:style-name="Source_20_Text">'vectorizer'</text:span>.</text:p>
            </text:list-item>
          </text:list>
        </text:list-item>
        <text:list-item>
          <text:p text:style-name="P43">Fit the pipeline to the training data. </text:p>
        </text:list-item>
        <text:list-item>
          <text:p text:style-name="P32">Hit 'Submit Answer' to compute the accuracy! </text:p>
        </text:list-item>
      </text:list>
      <text:p text:style-name="P17">SOLUTION::</text:p>
      <text:p text:style-name="P17"># Complete the pipeline: pl</text:p>
      <text:p text:style-name="P17">pl = Pipeline([</text:p>
      <text:p text:style-name="P17"><text:s text:c="8"/>('union', FeatureUnion(</text:p>
      <text:p text:style-name="P17"><text:s text:c="12"/>transformer_list = [</text:p>
      <text:p text:style-name="P17"><text:s text:c="16"/>('numeric_features', Pipeline([</text:p>
      <text:p text:style-name="P17"><text:s text:c="20"/>('selector', get_numeric_data),</text:p>
      <text:p text:style-name="P17"><text:s text:c="20"/>('imputer', Imputer())</text:p>
      <text:p text:style-name="P17"><text:s text:c="16"/>])),</text:p>
      <text:p text:style-name="P17"><text:s text:c="16"/>('text_features', Pipeline([</text:p>
      <text:p text:style-name="P17"><text:s text:c="20"/>('selector', get_text_data),</text:p>
      <text:p text:style-name="P17"><text:s text:c="20"/>('vectorizer', CountVectorizer())</text:p>
      <text:p text:style-name="P17"><text:s text:c="16"/>]))</text:p>
      <text:p text:style-name="P17"><text:s text:c="13"/>]</text:p>
      <text:p text:style-name="P17"><text:s text:c="8"/>)),</text:p>
      <text:p text:style-name="P17"><text:s text:c="8"/>('clf', OneVsRestClassifier(LogisticRegression()))</text:p>
      <text:p text:style-name="P17"><text:s text:c="4"/>])</text:p>
      <text:p text:style-name="P17"/>
      <text:p text:style-name="P17"># Fit to the training data</text:p>
      <text:p text:style-name="P17">pl.fit(X_train, y_train)</text:p>
      <text:p text:style-name="P17"/>
      <text:p text:style-name="P17"># Compute and print accuracy</text:p>
      <text:p text:style-name="P17"><text:soft-page-break/>accuracy = pl.score(X_test, y_test)</text:p>
      <text:p text:style-name="P17">print("\nAccuracy on budget dataset: ", accuracy)</text:p>
      <text:p text:style-name="P17"/>
      <text:p text:style-name="P18">&gt;&gt;&gt;&gt;&gt;&gt;&gt;&gt;&gt;&gt;..&gt;&gt;</text:p>
      <text:h text:style-name="P53" text:outline-level="1">Try a different class of model</text:h>
      <text:p text:style-name="Text_20_body">Now you're cruising. One of the great strengths of pipelines is how easy they make the process of testing different models.</text:p>
      <text:p text:style-name="Text_20_body">Until now, you've been using the model step <text:span text:style-name="Source_20_Text">('clf', OneVsRestClassifier(LogisticRegression()))</text:span> in your pipeline.</text:p>
      <text:p text:style-name="Text_20_body">But what if you want to try a different model? Do you need to build an entirely new pipeline? New nests? New FeatureUnions? Nope! You just have a simple one-line change, as you'll see in this exercise.</text:p>
      <text:p text:style-name="Text_20_body">In particular, you'll swap out the logistic-regression model and replace it with a <text:a xlink:type="simple" xlink:href="https://en.wikipedia.org/wiki/Random_forest" office:target-frame-name="_blank" xlink:show="new" text:style-name="Internet_20_link" text:visited-style-name="Visited_20_Internet_20_Link">random forest</text:a> classifier, which uses the statistics of an ensemble of decision trees to generate predictions.</text:p>
      <text:h text:style-name="Heading_20_5" text:outline-level="5">Instructions</text:h>
      <text:p text:style-name="Text_20_body">100xp</text:p>
      <text:list xml:id="list1875758770902056975" text:style-name="L10">
        <text:list-item>
          <text:p text:style-name="P44">Import the <text:span text:style-name="Source_20_Text">RandomForestClassifier</text:span> from <text:span text:style-name="Source_20_Text">sklearn.ensemble</text:span>. </text:p>
        </text:list-item>
        <text:list-item>
          <text:p text:style-name="P44">Add a <text:span text:style-name="Source_20_Text">RandomForestClassifier()</text:span> step named <text:span text:style-name="Source_20_Text">'clf'</text:span> to the pipeline. </text:p>
        </text:list-item>
        <text:list-item>
          <text:p text:style-name="P33">Hit 'Submit Answer' to fit the pipeline to the training data and compute its accuracy. </text:p>
        </text:list-item>
      </text:list>
      <text:p text:style-name="P19">SOLUTION:</text:p>
      <text:p text:style-name="P19"># Import random forest classifer</text:p>
      <text:p text:style-name="P19">from sklearn.ensemble import RandomForestClassifier</text:p>
      <text:p text:style-name="P19"/>
      <text:p text:style-name="P19"># Edit model step in pipeline</text:p>
      <text:p text:style-name="P19">pl = Pipeline([</text:p>
      <text:p text:style-name="P19"><text:s text:c="8"/>('union', FeatureUnion(</text:p>
      <text:p text:style-name="P19"><text:s text:c="12"/>transformer_list = [</text:p>
      <text:p text:style-name="P19"><text:s text:c="16"/>('numeric_features', Pipeline([</text:p>
      <text:p text:style-name="P19"><text:s text:c="20"/>('selector', get_numeric_data),</text:p>
      <text:p text:style-name="P19"><text:s text:c="20"/>('imputer', Imputer())</text:p>
      <text:p text:style-name="P19"><text:s text:c="16"/>])),</text:p>
      <text:p text:style-name="P19"><text:s text:c="16"/>('text_features', Pipeline([</text:p>
      <text:p text:style-name="P19"><text:s text:c="20"/>('selector', get_text_data),</text:p>
      <text:p text:style-name="P19"><text:s text:c="20"/>('vectorizer', CountVectorizer())</text:p>
      <text:p text:style-name="P19"><text:s text:c="16"/>]))</text:p>
      <text:p text:style-name="P19"><text:s text:c="13"/>]</text:p>
      <text:p text:style-name="P19"><text:s text:c="8"/>)),</text:p>
      <text:p text:style-name="P19"><text:s text:c="8"/>('clf', RandomForestClassifier())</text:p>
      <text:p text:style-name="P19"><text:s text:c="4"/>])</text:p>
      <text:p text:style-name="P19"/>
      <text:p text:style-name="P19"># Fit to the training data</text:p>
      <text:p text:style-name="P19">pl.fit(X_train, y_train)</text:p>
      <text:p text:style-name="P19"/>
      <text:p text:style-name="P19"><text:soft-page-break/># Compute and print accuracy</text:p>
      <text:p text:style-name="P19">accuracy = pl.score(X_test, y_test)</text:p>
      <text:p text:style-name="P19">print("\nAccuracy on budget dataset: ", accuracy)</text:p>
      <text:p text:style-name="P19"/>
      <text:p text:style-name="P19">&gt;&gt;&gt;&gt;&gt;&gt;&gt;&gt;&gt;&gt;&gt;&gt;</text:p>
      <text:h text:style-name="P54" text:outline-level="1">Can you adjust the model or parameters to improve accuracy?</text:h>
      <text:p text:style-name="Text_20_body">You just saw a substantial improvement in accuracy by swapping out the model. Pipelines are amazing!</text:p>
      <text:p text:style-name="Text_20_body">Can you make it better? Try changing the parameter <text:span text:style-name="Source_20_Text">n_estimators</text:span> of <text:span text:style-name="Source_20_Text">RandomForestClassifier()</text:span>, whose default value is <text:span text:style-name="Source_20_Text">10</text:span>, to <text:span text:style-name="Source_20_Text">15</text:span>.</text:p>
      <text:h text:style-name="Heading_20_5" text:outline-level="5">Instructions</text:h>
      <text:p text:style-name="Text_20_body">100xp</text:p>
      <text:list xml:id="list6681709113500550184" text:style-name="L11">
        <text:list-item>
          <text:p text:style-name="P45">Import the <text:span text:style-name="Source_20_Text">RandomForestClassifier</text:span> from <text:span text:style-name="Source_20_Text">sklearn.ensemble</text:span>. </text:p>
        </text:list-item>
        <text:list-item>
          <text:p text:style-name="P45">Add a <text:span text:style-name="Source_20_Text">RandomForestClassifier()</text:span> step with <text:span text:style-name="Source_20_Text">n_estimators=15</text:span> to the pipeline with a name of <text:span text:style-name="Source_20_Text">'clf'</text:span>. </text:p>
        </text:list-item>
        <text:list-item>
          <text:p text:style-name="P34">Hit 'Submit Answer' to fit the pipeline to the training data and compute its accuracy. </text:p>
        </text:list-item>
      </text:list>
      <text:p text:style-name="P19">SOLUTION&gt;</text:p>
      <text:p text:style-name="P20"># Import RandomForestClassifier</text:p>
      <text:p text:style-name="P20">from sklearn.ensemble import RandomForestClassifier</text:p>
      <text:p text:style-name="P20"/>
      <text:p text:style-name="P20"># Add model step to pipeline: pl</text:p>
      <text:p text:style-name="P20">pl = Pipeline([</text:p>
      <text:p text:style-name="P20"><text:s text:c="8"/>('union', FeatureUnion(</text:p>
      <text:p text:style-name="P20"><text:s text:c="12"/>transformer_list = [</text:p>
      <text:p text:style-name="P20"><text:s text:c="16"/>('numeric_features', Pipeline([</text:p>
      <text:p text:style-name="P20"><text:s text:c="20"/>('selector', get_numeric_data),</text:p>
      <text:p text:style-name="P20"><text:s text:c="20"/>('imputer', Imputer())</text:p>
      <text:p text:style-name="P20"><text:s text:c="16"/>])),</text:p>
      <text:p text:style-name="P20"><text:s text:c="16"/>('text_features', Pipeline([</text:p>
      <text:p text:style-name="P20"><text:s text:c="20"/>('selector', get_text_data),</text:p>
      <text:p text:style-name="P20"><text:s text:c="20"/>('vectorizer', CountVectorizer())</text:p>
      <text:p text:style-name="P20"><text:s text:c="16"/>]))</text:p>
      <text:p text:style-name="P20"><text:s text:c="13"/>]</text:p>
      <text:p text:style-name="P20"><text:s text:c="8"/>)),</text:p>
      <text:p text:style-name="P20"><text:s text:c="8"/>('clf', RandomForestClassifier(n_estimators=15))</text:p>
      <text:p text:style-name="P20"><text:s text:c="4"/>])</text:p>
      <text:p text:style-name="P20"/>
      <text:p text:style-name="P20"># Fit to the training data</text:p>
      <text:p text:style-name="P20">pl.fit(X_train, y_train)</text:p>
      <text:p text:style-name="P20"/>
      <text:p text:style-name="P20"># Compute and print accuracy</text:p>
      <text:p text:style-name="P20">accuracy = pl.score(X_test, y_test)</text:p>
      <text:p text:style-name="P20">print("\nAccuracy on budget dataset: ", accurac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2T11:32:53.879878952</meta:creation-date>
    <dc:date>2018-02-22T18:56:17.913614452</dc:date>
    <meta:editing-duration>PT7H23M13S</meta:editing-duration>
    <meta:editing-cycles>29</meta:editing-cycles>
    <meta:generator>LibreOffice/5.1.6.2$Linux_X86_64 LibreOffice_project/10m0$Build-2</meta:generator>
    <meta:document-statistic meta:table-count="0" meta:image-count="0" meta:object-count="0" meta:page-count="11" meta:paragraph-count="324" meta:word-count="2377" meta:character-count="18525" meta:non-whitespace-character-count="14897"/>
  </office:meta>
</office:document-meta>
</file>